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3523c"/>
    </style:style>
    <style:style style:name="P2" style:family="paragraph" style:parent-style-name="Standard">
      <style:text-properties officeooo:rsid="0013523c" officeooo:paragraph-rsid="001352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rements for Honors Application</text:p>
      <text:p text:style-name="P1"/>
      <text:p text:style-name="P2">Nonfunction:</text:p>
      <text:p text:style-name="P2">Portability</text:p>
      <text:p text:style-name="P2">Security</text:p>
      <text:p text:style-name="P2"/>
      <text:p text:style-name="P2">Functional: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6T12:32:02.979443000</meta:creation-date>
    <dc:date>2015-02-16T12:37:20.491205000</dc:date>
    <meta:editing-duration>P0D</meta:editing-duration>
    <meta:editing-cycles>1</meta:editing-cycles>
    <meta:document-statistic meta:table-count="0" meta:image-count="0" meta:object-count="0" meta:page-count="1" meta:paragraph-count="5" meta:word-count="8" meta:character-count="77" meta:non-whitespace-character-count="74"/>
    <meta:generator>LibreOffice/4.2.8.2$MacOSX_x86 LibreOffice_project/48d50dbfc06349262c9d50868e5c1f630a573ebd</meta:generator>
  </office:meta>
</office:document-meta>
</file>